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a804" officeooo:paragraph-rsid="0017a8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業包含報告與程式碼</text:p>
      <text:p text:style-name="P1"/>
      <text:p text:style-name="P1">HW#1_學號</text:p>
      <text:p text:style-name="P1">封面 作業#1 姓名學好指導老師</text:p>
      <text:p text:style-name="P1">內文 依照提號順序回答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1:49:54.450573727</meta:creation-date>
    <dc:date>2020-09-24T12:44:04.041687746</dc:date>
    <meta:editing-duration>PT1M11S</meta:editing-duration>
    <meta:editing-cycles>1</meta:editing-cycles>
    <meta:document-statistic meta:table-count="0" meta:image-count="0" meta:object-count="0" meta:page-count="1" meta:paragraph-count="4" meta:word-count="36" meta:character-count="44" meta:non-whitespace-character-count="41"/>
    <meta:generator>LibreOffice/6.0.7.3$Linux_X86_64 LibreOffice_project/00m0$Build-3</meta:generator>
  </office:meta>
</office:document-meta>
</file>